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paragraph-properties fo:margin-top="0.15cm" fo:margin-bottom="0cm" fo:line-height="100%"/>
    </style:style>
    <style:style style:name="P3" style:family="paragraph" style:parent-style-name="Text_20_body">
      <style:paragraph-properties fo:margin-top="0.15cm" fo:margin-bottom="0cm" fo:line-height="100%"/>
      <style:text-properties fo:language="en" fo:country="GB"/>
    </style:style>
    <style:style style:name="P4" style:family="paragraph" style:parent-style-name="Text_20_body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Symbol"/>
    </style:style>
    <style:style style:name="T3" style:family="text">
      <style:text-properties fo:language="en" fo:country="GB"/>
    </style:style>
    <style:style style:name="T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Copyeditor : Mathilde Nicolas. </text:p>
      <text:p text:style-name="Text_20_body">Creator: Varlet Charles, sieur de La Grange (1635-1692).</text:p>
      <text:p text:style-name="Text_20_body">Title: Registre de La Grange (1658-1685) : précédé d'une notice biographique / publié par les soins de la Comédie-Française...[par Edouard Thierry]</text:p>
      <text:p text:style-name="Text_20_body">Date: 1664 ou postérieur. </text:p>
      <text:p text:style-name="Text_20_body">Bibl: Varlet Charles, sieur de La Grange, <text:span text:style-name="T1">Registre de La Grange (1658-1685) : précédé d'une notice biographique / publié par les soins de la Comédie-Française...[par Edouard Thierry]</text:span>, Paris, J. Claye ? , 1664 ou postérieur.</text:p>
      <text:p text:style-name="Text_20_body"/>
      <text:p text:style-name="Text_20_body"/>
      <text:p text:style-name="Text_20_body"><text:span text:style-name="_3c_pb_3e_">61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Le <text:span text:style-name="_3c_date_3e_">Mardy Ier jour de JANUIER</text:span>. <text:span text:style-name="T2"></text:span> <text:span text:style-name="T3">Idem.</text:span></text:p>
          </table:table-cell>
          <table:table-cell table:style-name="Tableau1.A1" office:value-type="string">
            <text:p text:style-name="P2"><text:span text:style-name="T3">231lt</text:span></text:p>
            <text:p text:style-name="P2"/>
          </table:table-cell>
          <table:table-cell table:style-name="Tableau1.A1" office:value-type="string">
            <text:p text:style-name="P2"><text:span text:style-name="T3">Part. 10lt 10s</text:span>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Jeudy 3me</text:span>. <text:span text:style-name="T2"></text:span> Vne Visite chez <text:span text:style-name="_3c_persName_3e_">MADAME</text:span> au <text:span text:style-name="_3c_placeName_3e_">pallais Royal</text:span>. Joué Sertorius et le Cocu Imaginaire.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Vendredy 4me</text:span>. <text:span text:style-name="T2"></text:span> Le Despit Amour</text:p>
          </table:table-cell>
          <table:table-cell table:style-name="Tableau1.A1" office:value-type="string">
            <text:p text:style-name="P2"><text:span text:style-name="T3">276lt</text:span></text:p>
          </table:table-cell>
          <table:table-cell table:style-name="Tableau1.A1" office:value-type="string">
            <text:p text:style-name="P2"><text:span text:style-name="T3">Part. 11lt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6me</text:span><text:span text:style-name="T3">. </text:span><text:span text:style-name="T2"></text:span><text:span text:style-name="T3"> Idem </text:span></text:p>
          </table:table-cell>
          <table:table-cell table:style-name="Tableau1.A1" office:value-type="string">
            <text:p text:style-name="P2"><text:span text:style-name="T3">410lt</text:span></text:p>
          </table:table-cell>
          <table:table-cell table:style-name="Tableau1.A1" office:value-type="string">
            <text:p text:style-name="P2"><text:span text:style-name="T3">Part. 22lt 15s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 8</text:span><text:span text:style-name="T3">. </text:span><text:span text:style-name="T2"></text:span><text:span text:style-name="T3"> D. Japhet</text:span></text:p>
          </table:table-cell>
          <table:table-cell table:style-name="Tableau1.A1" office:value-type="string">
            <text:p text:style-name="P2"><text:span text:style-name="T3">297lt</text:span></text:p>
          </table:table-cell>
          <table:table-cell table:style-name="Tableau1.A1" office:value-type="string">
            <text:p text:style-name="P2"><text:span text:style-name="T3">Part. 9lt 12s</text:span></text:p>
          </table:table-cell>
        </table:table-row>
        <table:table-row table:style-name="Tableau1.1">
          <table:table-cell table:style-name="Tableau1.A1" office:value-type="string">
            <text:p text:style-name="P2">Le <text:span text:style-name="_3c_date_3e_">jeudy 10 Janvier 1664</text:span>, joué dans nostre <text:span text:style-name="_3c_placeName_3e_">salle au Pallais R</text:span>. pour <text:span text:style-name="_3c_persName_3e_">le Roy</text:span>, la Bradamante Ridiculle qui nous auoit esté donnée &amp; commandée de la jouer par <text:span text:style-name="_3c_persName_3e_">Mr le Duc de St Aignan</text:span>, Ier Gentilhomme de la Chambre, qui auoit donné <office:annotation office:name="__Annotation__79_563869585"><dc:creator>Windows User</dc:creator><dc:date>2020-03-20T13:58:00.51</dc:date><textooo:sender-initials>WU</textooo:sender-initials><text:p>Faut-il mettre cela dans la colonne somme ?</text:p></office:annotation>cent louis d’or à <text:span text:style-name="_3c_persName_3e_">la Troupe</text:span> <office:annotation-end office:name="__Annotation__79_563869585"/>pour la despance des habitz qui estoient extraordinaires. 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Le <text:span text:style-name="_3c_date_3e_">Vendredy 11me</text:span>. <text:span text:style-name="T2"></text:span> La Bradamante R.</text:p>
          </table:table-cell>
          <table:table-cell table:style-name="Tableau1.A1" office:value-type="string">
            <text:p text:style-name="P2">1400lt</text:p>
          </table:table-cell>
          <table:table-cell table:style-name="Tableau1.A1" office:value-type="string">
            <text:p text:style-name="P2">Partagé &amp; payé 17 pist. Pr le reste des habitz. <text:span text:style-name="T3">45lt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13</text:span><text:span text:style-name="T3">. </text:span><text:span text:style-name="T2"></text:span><text:span text:style-name="T3"> Idem.</text:span></text:p>
          </table:table-cell>
          <table:table-cell table:style-name="Tableau1.A1" office:value-type="string">
            <text:p text:style-name="P2">1014lt</text:p>
            <text:p text:style-name="P2"><text:span text:style-name="T4">Plus pr les dls habitz et autres frais, 616lt</text:span></text:p>
          </table:table-cell>
          <table:table-cell table:style-name="Tableau1.A1" office:value-type="string">
            <text:p text:style-name="P2"><text:span text:style-name="T3">Part. 52lt</text:span>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 15</text:span><text:span text:style-name="T3">. </text:span><text:span text:style-name="T2"></text:span><text:span text:style-name="T3"> Idem.</text:span></text:p>
          </table:table-cell>
          <table:table-cell table:style-name="Tableau1.A1" office:value-type="string">
            <text:p text:style-name="P2"><text:span text:style-name="T3">560lt</text:span></text:p>
          </table:table-cell>
          <table:table-cell table:style-name="Tableau1.A1" office:value-type="string">
            <text:p text:style-name="P2"><text:span text:style-name="T3">Part. 31lt 5s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Jeudy 17</text:span>. <text:span text:style-name="T2"></text:span> Visite chez <text:span text:style-name="_3c_persName_3e_">Monsr Le Tellier</text:span>. Joué l’Impromptu &amp; le Grand <text:soft-page-break/>Benest de Fils.</text:p>
          </table:table-cell>
          <table:table-cell table:style-name="Tableau1.A1" office:value-type="string">
            <text:p text:style-name="P2">330lt</text:p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Vendredi 18</text:span>. <text:span text:style-name="T2"></text:span> La Bradamante et le Grand Benest de Fils<text:line-break/>aussi sot que son père.</text:p>
            <text:p text:style-name="P2"><text:span text:style-name="T4">Piece Nolle de </text:span><text:span text:style-name="_3c_persName_3e_"><text:span text:style-name="T4">Mr de Brecourt</text:span></text:span><text:span text:style-name="T4">.</text:span></text:p>
          </table:table-cell>
          <table:table-cell table:style-name="Tableau1.A1" office:value-type="string">
            <text:p text:style-name="P2">1176lt</text:p>
          </table:table-cell>
          <table:table-cell table:style-name="Tableau1.A1" office:value-type="string">
            <text:p text:style-name="P2">Partagé auec la Visite. 79lt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20me Januier</text:span>. <text:span text:style-name="T2"></text:span> Idem.</text:p>
          </table:table-cell>
          <table:table-cell table:style-name="Tableau1.A1" office:value-type="string">
            <text:p text:style-name="P2">900lt</text:p>
          </table:table-cell>
          <table:table-cell table:style-name="Tableau1.A1" office:value-type="string">
            <text:p text:style-name="P2">Part. 60lt 15s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 22</text:span>. <text:span text:style-name="T2"></text:span> Visite chez <text:span text:style-name="_3c_persName_3e_">Monr Colbert</text:span>, Me des Requestes. <text:s/><text:line-break/>Joué les Fascheux &amp; le Benest de Fils.</text:p>
          </table:table-cell>
          <table:table-cell table:style-name="Tableau1.A1" office:value-type="string">
            <text:p text:style-name="P2"><text:span text:style-name="T3">330lt</text:span></text:p>
            <text:p text:style-name="P3"/>
          </table:table-cell>
          <table:table-cell table:style-name="Tableau1.A1" office:value-type="string">
            <text:p text:style-name="P2"><text:span text:style-name="T3">Part. 22lt</text:span></text:p>
            <text:p text:style-name="P3"/>
          </table:table-cell>
        </table:table-row>
      </table:table>
      <text:p text:style-name="Text_20_body"><text:tab/></text:p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13</meta:editing-cycles>
    <meta:creation-date>2020-02-27T10:13:00</meta:creation-date>
    <dc:date>2020-03-24T13:26:00</dc:date>
    <meta:editing-duration>PT8M10S</meta:editing-duration>
    <meta:generator>OpenOffice/4.1.6$Win32 OpenOffice.org_project/416m1$Build-9790</meta:generator>
    <meta:document-statistic meta:table-count="1" meta:image-count="0" meta:object-count="0" meta:page-count="2" meta:paragraph-count="43" meta:word-count="303" meta:character-count="16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